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** Implanta sistemas gestores de bases de datos analizando sus características y ajustándose a los requerimientos del sistem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* Configura el sistema gestor de bases de datos interpretando las especificaciones técnicas y los requisitos de explotación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* Implanta métodos de control de acceso utilizando asistentes, herramientas gráficas y comandos del lenguaje del sistema gestor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* Automatiza tareas de administración del gestor describiéndolas y utilizando guiones de sentencia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* Optimiza el rendimiento del sistema aplicando técnicas de monitorización y realizando adaptacione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* Aplica criterios de disponibilidad analizándolos y ajustando la configuración del sistema gestor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eso en la calificación final de cada RA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45" calcext:value-type="percentage">
            <text:p>45.00%</text:p>
          </table:table-cell>
          <table:table-cell table:style-name="ce1" office:value-type="percentage" office:value="0.15" calcext:value-type="percentage">
            <text:p>15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table:formula="of:=SUM([.B9:.G9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1 Instalación de SGBD</text:p>
          </table:table-cell>
          <table:table-cell table:style-name="ce1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2 Configuración de SGBD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3 Seguridad del SGBD</text:p>
          </table:table-cell>
          <table:table-cell table:number-columns-repeated="2"/>
          <table:table-cell table:style-name="ce1" office:value-type="percentage" office:value="0.5" calcext:value-type="percentage">
            <text:p>5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4 Monitorización y optimización del SGBD</text:p>
          </table:table-cell>
          <table:table-cell table:number-columns-repeated="3"/>
          <table:table-cell table:style-name="ce1"/>
          <table:table-cell table:style-name="ce1" office:value-type="percentage" office:value="0.5" calcext:value-type="percentage">
            <text:p>50.00%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T5 Automatización de tareas del SGBD</text:p>
          </table:table-cell>
          <table:table-cell/>
          <table:table-cell table:number-columns-repeated="2" table:style-name="ce1" office:value-type="percentage" office:value="0.5" calcext:value-type="percentage">
            <text:p>50.00%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5" calcext:value-type="percentage">
            <text:p>5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6 Bases de datos distribuidas</text:p>
          </table:table-cell>
          <table:table-cell table:number-columns-repeated="3"/>
          <table:table-cell table:style-name="ce1" table:number-columns-repeated="2"/>
          <table:table-cell table:style-name="ce1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11:.B16])" office:value-type="percentage" office:value="1" calcext:value-type="percentage">
            <text:p>100.00%</text:p>
          </table:table-cell>
          <table:table-cell table:style-name="ce1" table:formula="of:=SUM([.C11:.C16])" office:value-type="percentage" office:value="1" calcext:value-type="percentage">
            <text:p>100.00%</text:p>
          </table:table-cell>
          <table:table-cell table:style-name="ce1" table:formula="of:=SUM([.D11:.D16])" office:value-type="percentage" office:value="1" calcext:value-type="percentage">
            <text:p>100.00%</text:p>
          </table:table-cell>
          <table:table-cell table:style-name="ce1" table:formula="of:=SUM([.E11:.E16])" office:value-type="percentage" office:value="1" calcext:value-type="percentage">
            <text:p>100.00%</text:p>
          </table:table-cell>
          <table:table-cell table:style-name="ce1" table:formula="of:=SUM([.F11:.F16])" office:value-type="percentage" office:value="1" calcext:value-type="percentage">
            <text:p>100.00%</text:p>
          </table:table-cell>
          <table:table-cell table:style-name="ce1" table:formula="of:=SUM([.G11:.G16])" office:value-type="percentage" office:value="1" calcext:value-type="percentage">
            <text:p>10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2T09:47:16.095278553</dc:date>
    <meta:editing-duration>PT4H6M57S</meta:editing-duration>
    <meta:editing-cycles>4</meta:editing-cycles>
    <meta:generator>LibreOffice/7.3.7.2$Linux_X86_64 LibreOffice_project/30$Build-2</meta:generator>
    <meta:document-statistic meta:table-count="1" meta:cell-count="41" meta:object-count="0"/>
  </office:meta>
</office:document-meta>
</file>